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1.64mm" fo:break-before="auto" style:use-optimal-row-height="tru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8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4pt" fo:language="cs" fo:country="CZ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italic" style:font-weight-asian="normal" style:font-name-complex="DejaVu Sans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4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style:font-name="Liberation Sans"/>
    </style:style>
    <style:style style:name="ce15" style:family="table-cell" style:parent-style-name="Default">
      <style:table-cell-properties style:vertical-align="middle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style:vertical-align="middle"/>
      <style:text-properties style:font-name="Liberation Sans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11"/>
        <table:table-column table:style-name="co2" table:number-columns-repeated="9" table:default-cell-style-name="ce14"/>
        <table:table-column table:style-name="co2" table:number-columns-repeated="1013" table:default-cell-style-name="Default"/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 table:number-columns-spanned="17" table:number-rows-spanned="1">
            <text:p>THIS SPREADSHEET WAS NOT YET ANALYZED BY STONKY!</text:p>
          </table:table-cell>
          <table:covered-table-cell table:number-columns-repeated="9" table:style-name="ce12"/>
          <table:covered-table-cell table:number-columns-repeated="7"/>
          <table:table-cell table:number-columns-repeated="1006"/>
        </table:table-row>
        <table:table-row table:style-name="ro3">
          <table:table-cell/>
          <table:table-cell table:style-name="ce7" office:value-type="string" calcext:value-type="string" table:number-columns-spanned="14" table:number-rows-spanned="1">
            <text:p>RoboZonky recently created new XLS exports from your Zonky account and imported them to this spreadsheet.</text:p>
            <text:p>Please follow instructions below to bring this spreadsheet up to date.</text:p>
          </table:table-cell>
          <table:covered-table-cell table:number-columns-repeated="9" table:style-name="ce12"/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12" table:number-columns-repeated="9"/>
          <table:table-cell table:number-columns-repeated="1013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In order to run Stonky analysis, locate „Stonky“ in the menu above and select the „Statistics &amp; Dashboard: Recommended“ item.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When Stonky is finished, these instructions will disapppear and only show up again when RoboZonky next updates this spreadsheet.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/>
          <table:table-cell office:value-type="string" calcext:value-type="string" table:number-columns-spanned="14" table:number-rows-spanned="1">
            <text:p>- You may be asked to give Stonky your permission to update this spreadsheet. If you wish to use Stonky, you should do so.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/>
          <table:table-cell table:style-name="ce12" table:number-columns-repeated="10"/>
          <table:table-cell table:number-columns-repeated="1013"/>
        </table:table-row>
        <table:table-row table:style-name="ro5">
          <table:table-cell table:style-name="ce5"/>
          <table:table-cell table:style-name="ce13" office:value-type="string" calcext:value-type="string" table:number-columns-spanned="5" table:number-rows-spanned="1">
            <text:p>For more information about RoboZonky, see:</text:p>
          </table:table-cell>
          <table:covered-table-cell table:number-columns-repeated="4" table:style-name="ce13"/>
          <table:table-cell table:style-name="ce15" table:formula="of:=HYPERLINK(&quot;http://www.robozonky.cz&quot;; &quot;RoboZonky.cz&quot;)" office:value-type="string" office:string-value="RoboZonky.cz" calcext:value-type="string" table:number-columns-spanned="3" table:number-rows-spanned="1">
            <text:p>RoboZonky.cz</text:p>
          </table:table-cell>
          <table:covered-table-cell table:number-columns-repeated="2" table:style-name="ce9"/>
          <table:table-cell table:number-columns-repeated="2"/>
          <table:table-cell table:style-name="ce5" table:number-columns-repeated="1013"/>
        </table:table-row>
        <table:table-row table:style-name="ro5">
          <table:table-cell table:style-name="ce5"/>
          <table:table-cell table:style-name="ce13" office:value-type="string" calcext:value-type="string" table:number-columns-spanned="5" table:number-rows-spanned="1">
            <text:p>For more information about Stonky, see:</text:p>
          </table:table-cell>
          <table:covered-table-cell table:number-columns-repeated="4" table:style-name="ce13"/>
          <table:table-cell table:style-name="ce15" table:formula="of:=HYPERLINK(&quot;http://www.facebook.com/groups/204405453512737/&quot;; &quot;Stonky Facebook Group&quot;)" office:value-type="string" office:string-value="Stonky Facebook Group" calcext:value-type="string" table:number-columns-spanned="3" table:number-rows-spanned="1">
            <text:p>Stonky Facebook Group</text:p>
          </table:table-cell>
          <table:covered-table-cell table:number-columns-repeated="2" table:style-name="ce9"/>
          <table:table-cell table:number-columns-repeated="2"/>
          <table:table-cell table:style-name="ce5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.00.0000</text:date>, <text:time style:data-style-name="N2" text:time-value="08:33:21.11451619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4:25:27.579051986</meta:creation-date>
    <dc:date>2018-09-08T08:34:05.366967635</dc:date>
    <meta:editing-duration>PT18M12S</meta:editing-duration>
    <meta:editing-cycles>15</meta:editing-cycles>
    <meta:generator>LibreOffice/6.1.0.3$Linux_X86_64 LibreOffice_project/efb621ed25068d70781dc026f7e9c5187a4decd1</meta:generator>
    <meta:document-statistic meta:table-count="1" meta:cell-count="9" meta:object-count="0"/>
  </office:meta>
</office:document-meta>
</file>